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00B0F0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fo:background-color="#FFFFFF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B0F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none" fo:background-color="#00B0F0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-top="thin solid #000000" fo:border-bottom="none" fo:border-left="2pt solid #000000" fo:border-right="thin solid #000000" fo:background-color="#00B0F0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none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fo:background-color="#00B0F0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000000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fo:background-color="#A9D08E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00B0F0" style:repeat-content="false"/>
      <style:paragraph-properties fo:text-align="start" fo:margin-left="0cm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="thin solid #000000" style:vertical-align="top" fo:background-color="#00B0F0" style:repeat-content="false"/>
      <style:paragraph-properties fo:text-align="start" fo:margin-left="0cm"/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6.58283333333333cm"/>
    </style:style>
    <style:style style:name="co3" style:family="table-column">
      <style:table-column-properties fo:break-before="auto" style:column-width="12.0226666666667cm"/>
    </style:style>
    <style:style style:name="co4" style:family="table-column">
      <style:table-column-properties fo:break-before="auto" style:column-width="14.732cm"/>
    </style:style>
    <style:style style:name="co5" style:family="table-column">
      <style:table-column-properties fo:break-before="auto" style:column-width="6.6675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13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string" table:style-name="ce3">
            <text:p>A payer<text:s/></text:p>
          </table:table-cell>
          <table:table-cell office:value-type="string" table:style-name="ce4">
            <text:p>Reçu</text:p>
          </table:table-cell>
          <table:table-cell office:value-type="string" table:style-name="ce5">
            <text:p>TOTAL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nourriture</text:p>
          </table:table-cell>
          <table:table-cell office:value-type="float" office:value="4660" table:style-name="ce7">
            <text:p>4660</text:p>
          </table:table-cell>
          <table:table-cell office:value-type="string" table:style-name="ce8">
            <text:p>19,3% de la recette sur le snack sur les 2jours = environ 3860 sur 2j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location</text:p>
          </table:table-cell>
          <table:table-cell office:value-type="float" office:value="4514.6000000000004" table:style-name="ce11">
            <text:p>4514,6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boisson</text:p>
          </table:table-cell>
          <table:table-cell office:value-type="string" table:style-name="ce11">
            <text:p>1760 ( eau+canette )</text:p>
          </table:table-cell>
          <table:table-cell office:value-type="float" office:value="8750" table:style-name="ce13">
            <text:p>875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Réseau</text:p>
          </table:table-cell>
          <table:table-cell office:value-type="float" office:value="2302.08" table:style-name="ce14">
            <text:p>2302,08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Staff : Sécurité (x4)</text:p>
          </table:table-cell>
          <table:table-cell office:value-type="float" office:value="2000" table:style-name="ce16">
            <text:p>20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Staff (x54)</text:p>
          </table:table-cell>
          <table:table-cell office:value-type="float" office:value="20000" table:style-name="ce16">
            <text:p>200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Commentateur (x2)</text:p>
          </table:table-cell>
          <table:table-cell office:value-type="float" office:value="700" table:style-name="ce16">
            <text:p>7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able</text:p>
          </table:table-cell>
          <table:table-cell office:value-type="float" office:value="860" table:style-name="ce18">
            <text:p>860</text:p>
          </table:table-cell>
          <table:table-cell table:style-name="ce19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ash prize</text:p>
          </table:table-cell>
          <table:table-cell office:value-type="float" office:value="15000" table:style-name="ce11">
            <text:p>15000</text:p>
          </table:table-cell>
          <table:table-cell table:style-name="ce20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salle</text:p>
          </table:table-cell>
          <table:table-cell office:value-type="float" office:value="20552" table:style-name="ce11">
            <text:p>20552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électricité</text:p>
          </table:table-cell>
          <table:table-cell office:value-type="float" office:value="3850" table:style-name="ce11">
            <text:p>3850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onnexion</text:p>
          </table:table-cell>
          <table:table-cell office:value-type="float" office:value="3216" table:style-name="ce11">
            <text:p>3216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emplacement</text:p>
          </table:table-cell>
          <table:table-cell table:style-name="ce17"/>
          <table:table-cell office:value-type="float" office:value="98000" table:style-name="ce13">
            <text:p>98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Recyclage</text:p>
          </table:table-cell>
          <table:table-cell table:style-name="ce17"/>
          <table:table-cell office:value-type="float" office:value="500" table:style-name="ce13">
            <text:p>5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1">
            <text:p>tombola</text:p>
          </table:table-cell>
          <table:table-cell table:style-name="ce22"/>
          <table:table-cell office:value-type="string" table:style-name="ce23">
            <text:p><text:span text:style-name="T2">1ere place</text:span><text:s/>2 places disney +<text:span text:style-name="T2"><text:s/>2eme</text:span><text:s/>casque beats <text:s/>+<text:s/><text:span text:style-name="T2">3eme</text:span><text:s/>Tapis de souris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number-columns-spanned="1" table:number-rows-spanned="8" table:style-name="ce34">
            <text:p>sponsors</text:p>
          </table:table-cell>
          <table:table-cell table:style-name="ce24"/>
          <table:table-cell office:value-type="string" table:style-name="ce25">
            <text:p>CESI 2500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covered-table-cell/>
          <table:table-cell table:style-name="ce24"/>
          <table:table-cell office:value-type="string" table:style-name="ce25">
            <text:p>BDE 1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Beats 1500 + casqu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FLAU 1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kilifeu tee-shirt staff<text:s/>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Disney 1000 + 2places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pizza ferney 2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vibes 2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adulte (achat internet)</text:p>
          </table:table-cell>
          <table:table-cell table:style-name="ce24"/>
          <table:table-cell office:value-type="string" table:style-name="ce27">
            <text:p>20e entrée adulte (20*1500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enfant <text:s/>(achat internet)</text:p>
          </table:table-cell>
          <table:table-cell table:style-name="ce24"/>
          <table:table-cell office:value-type="string" table:style-name="ce27">
            <text:p>15e <text:s/>(15*1000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Gamer</text:p>
          </table:table-cell>
          <table:table-cell table:style-name="ce24"/>
          <table:table-cell office:value-type="string" table:style-name="ce27">
            <text:p>5e (5*504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Reservation</text:p>
          </table:table-cell>
          <table:table-cell table:style-name="ce28"/>
          <table:table-cell office:value-type="string" table:style-name="ce29">
            <text:p>7 euros pour réserver son siege devant ecran geant (324sieges) : 2268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30">
            <text:p>total</text:p>
          </table:table-cell>
          <table:table-cell office:value-type="float" office:value="79414.679999999993" table:formula="of:=[.C16]+[.C17]+1760+[.C19]+[.C24]+[.C25]+[.C26]+[.C27]+[.C20]+[.C21]+[.C22]+[.C23]" table:style-name="ce31">
            <text:p>79414,68</text:p>
          </table:table-cell>
          <table:table-cell office:value-type="float" office:value="170173" table:formula="of:=47520+200+200+1000+1000+1500+1000+2500+500+98000+8750+3860+2268+1875" table:style-name="ce32">
            <text:p>170173</text:p>
          </table:table-cell>
          <table:table-cell office:value-type="float" office:value="90758.32" table:formula="of:=[.D43]-[.C43]" table:style-name="ce33">
            <text:p>90758,32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ahmed</meta:initial-creator>
    <dc:creator>ahmed</dc:creator>
    <meta:creation-date>2017-12-20T12:39:59Z</meta:creation-date>
    <dc:date>2017-12-20T15:53:35Z</dc:date>
  </office:meta>
</office:document-meta>
</file>